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25in"/>
    </style:style>
    <style:style style:name="Table1.B" style:family="table-column">
      <style:table-column-properties style:column-width="1.6875in"/>
    </style:style>
    <style:style style:name="Table1.C" style:family="table-column">
      <style:table-column-properties style:column-width="1.875in"/>
    </style:style>
    <style:style style:name="Table1.D"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e959" officeooo:paragraph-rsid="0001e959"/>
    </style:style>
    <style:style style:name="P2" style:family="paragraph" style:parent-style-name="Standard">
      <style:paragraph-properties fo:text-align="end" style:justify-single-word="false"/>
      <style:text-properties officeooo:rsid="0001e959" officeooo:paragraph-rsid="0001e959"/>
    </style:style>
    <style:style style:name="P3" style:family="paragraph" style:parent-style-name="Standard">
      <style:paragraph-properties fo:text-align="end" style:justify-single-word="false"/>
      <style:text-properties fo:font-size="14pt" officeooo:rsid="0001e959" officeooo:paragraph-rsid="0001e959" style:font-size-asian="14pt" style:font-size-complex="14pt"/>
    </style:style>
    <style:style style:name="P4" style:family="paragraph" style:parent-style-name="Standard">
      <style:paragraph-properties fo:text-align="end" style:justify-single-word="false"/>
      <style:text-properties fo:font-size="14pt" officeooo:rsid="0001e959" officeooo:paragraph-rsid="0001e959" style:font-size-asian="12.25pt" style:font-size-complex="14pt"/>
    </style:style>
    <style:style style:name="P5" style:family="paragraph" style:parent-style-name="Standard">
      <style:paragraph-properties fo:text-align="center" style:justify-single-word="false"/>
      <style:text-properties fo:font-size="32pt" officeooo:rsid="0001e959" officeooo:paragraph-rsid="0001e959" style:font-size-asian="32pt" style:font-size-complex="32pt"/>
    </style:style>
    <style:style style:name="P6" style:family="paragraph" style:parent-style-name="Standard">
      <style:paragraph-properties fo:text-align="center" style:justify-single-word="false"/>
      <style:text-properties fo:font-size="32pt" fo:font-weight="bold" officeooo:rsid="0001e959" officeooo:paragraph-rsid="0001e959" style:font-size-asian="32pt" style:font-weight-asian="bold" style:font-size-complex="32pt" style:font-weight-complex="bold"/>
    </style:style>
    <style:style style:name="P7" style:family="paragraph" style:parent-style-name="Standard">
      <style:paragraph-properties fo:text-align="center" style:justify-single-word="false"/>
      <style:text-properties fo:font-size="24pt" officeooo:rsid="0001e959" officeooo:paragraph-rsid="0001e959" style:font-size-asian="21pt" style:font-size-complex="24pt"/>
    </style:style>
    <style:style style:name="P8" style:family="paragraph" style:parent-style-name="Standard">
      <style:paragraph-properties fo:text-align="center" style:justify-single-word="false"/>
      <style:text-properties fo:font-size="22pt" officeooo:rsid="0001e959" officeooo:paragraph-rsid="0001e959" style:font-size-asian="22pt" style:font-size-complex="22pt"/>
    </style:style>
    <style:style style:name="P9" style:family="paragraph" style:parent-style-name="Standard">
      <style:text-properties style:font-name="serif" fo:font-size="17.25pt" officeooo:paragraph-rsid="000d6658"/>
    </style:style>
    <style:style style:name="P10" style:family="paragraph" style:parent-style-name="Standard">
      <style:paragraph-properties fo:text-align="center" style:justify-single-word="false"/>
      <style:text-properties officeooo:paragraph-rsid="0001e959"/>
    </style:style>
    <style:style style:name="P11" style:family="paragraph" style:parent-style-name="Text_20_body">
      <style:paragraph-properties fo:text-align="justify" style:justify-single-word="false"/>
      <style:text-properties style:font-name="Liberation Serif" officeooo:rsid="0004f1ce" officeooo:paragraph-rsid="0004f1ce"/>
    </style:style>
    <style:style style:name="P12" style:family="paragraph" style:parent-style-name="Text_20_body">
      <style:paragraph-properties fo:text-align="justify" style:justify-single-word="false"/>
      <style:text-properties style:font-name="Liberation Serif" officeooo:rsid="0006258b" officeooo:paragraph-rsid="0006258b"/>
    </style:style>
    <style:style style:name="P13" style:family="paragraph" style:parent-style-name="Text_20_body">
      <style:paragraph-properties fo:text-align="justify" style:justify-single-word="false"/>
      <style:text-properties officeooo:paragraph-rsid="001ea69b"/>
    </style:style>
    <style:style style:name="P14" style:family="paragraph" style:parent-style-name="Text_20_body">
      <style:paragraph-properties fo:text-align="justify" style:justify-single-word="false"/>
      <style:text-properties officeooo:paragraph-rsid="00318b57"/>
    </style:style>
    <style:style style:name="P15" style:family="paragraph" style:parent-style-name="Text_20_body">
      <style:paragraph-properties fo:text-align="justify" style:justify-single-word="false"/>
      <style:text-properties officeooo:paragraph-rsid="0063791d"/>
    </style:style>
    <style:style style:name="P16" style:family="paragraph" style:parent-style-name="Text_20_body">
      <style:paragraph-properties fo:text-align="justify" style:justify-single-word="false"/>
      <style:text-properties officeooo:rsid="00258913" officeooo:paragraph-rsid="00258913"/>
    </style:style>
    <style:style style:name="P17" style:family="paragraph" style:parent-style-name="Text_20_body">
      <style:text-properties officeooo:paragraph-rsid="00318b57"/>
    </style:style>
    <style:style style:name="P18" style:family="paragraph" style:parent-style-name="Text_20_body">
      <style:text-properties officeooo:paragraph-rsid="0063791d"/>
    </style:style>
    <style:style style:name="P19" style:family="paragraph" style:parent-style-name="Text_20_body">
      <style:paragraph-properties fo:margin-top="0in" fo:margin-bottom="0in" loext:contextual-spacing="false" fo:text-align="justify" style:justify-single-word="false"/>
      <style:text-properties style:font-name="Liberation Serif" officeooo:rsid="00290407" officeooo:paragraph-rsid="00092c1f"/>
    </style:style>
    <style:style style:name="P20" style:family="paragraph" style:parent-style-name="Text_20_body">
      <style:paragraph-properties fo:margin-top="0in" fo:margin-bottom="0in" loext:contextual-spacing="false" fo:text-align="justify" style:justify-single-word="false"/>
      <style:text-properties style:font-name="Liberation Serif" officeooo:rsid="003cd7e8" officeooo:paragraph-rsid="003f93e0"/>
    </style:style>
    <style:style style:name="P21" style:family="paragraph" style:parent-style-name="Text_20_body">
      <style:paragraph-properties fo:margin-top="0in" fo:margin-bottom="0in" loext:contextual-spacing="false" fo:text-align="justify" style:justify-single-word="false"/>
      <style:text-properties style:font-name="Liberation Serif" officeooo:rsid="0034352c" officeooo:paragraph-rsid="00092c1f"/>
    </style:style>
    <style:style style:name="P22" style:family="paragraph" style:parent-style-name="Text_20_body">
      <style:paragraph-properties fo:margin-top="0in" fo:margin-bottom="0in" loext:contextual-spacing="false" fo:text-align="justify" style:justify-single-word="false"/>
      <style:text-properties style:font-name="Liberation Serif" officeooo:rsid="00403563" officeooo:paragraph-rsid="00403563"/>
    </style:style>
    <style:style style:name="P23" style:family="paragraph" style:parent-style-name="Text_20_body">
      <style:paragraph-properties fo:margin-top="0in" fo:margin-bottom="0in" loext:contextual-spacing="false" fo:text-align="justify" style:justify-single-word="false"/>
      <style:text-properties style:font-name="Liberation Serif" officeooo:rsid="0049268e" officeooo:paragraph-rsid="0049268e"/>
    </style:style>
    <style:style style:name="P24" style:family="paragraph" style:parent-style-name="Text_20_body">
      <style:paragraph-properties fo:margin-top="0in" fo:margin-bottom="0in" loext:contextual-spacing="false" fo:text-align="justify" style:justify-single-word="false"/>
      <style:text-properties style:font-name="Liberation Serif" officeooo:rsid="005bd40d" officeooo:paragraph-rsid="005bd40d"/>
    </style:style>
    <style:style style:name="P25" style:family="paragraph" style:parent-style-name="Text_20_body">
      <style:paragraph-properties fo:margin-top="0in" fo:margin-bottom="0in" loext:contextual-spacing="false" fo:text-align="justify" style:justify-single-word="false"/>
      <style:text-properties style:font-name="Liberation Serif" officeooo:rsid="005dab56" officeooo:paragraph-rsid="005dab56"/>
    </style:style>
    <style:style style:name="P26" style:family="paragraph" style:parent-style-name="Text_20_body">
      <style:paragraph-properties fo:margin-top="0in" fo:margin-bottom="0in" loext:contextual-spacing="false" fo:text-align="justify" style:justify-single-word="false"/>
      <style:text-properties style:font-name="Liberation Serif" officeooo:rsid="005dab56" officeooo:paragraph-rsid="005dcced"/>
    </style:style>
    <style:style style:name="P27" style:family="paragraph" style:parent-style-name="Text_20_body">
      <style:paragraph-properties fo:margin-top="0in" fo:margin-bottom="0in" loext:contextual-spacing="false" fo:text-align="justify" style:justify-single-word="false"/>
      <style:text-properties officeooo:paragraph-rsid="0049268e"/>
    </style:style>
    <style:style style:name="P28" style:family="paragraph" style:parent-style-name="Text_20_body">
      <style:paragraph-properties fo:margin-top="0in" fo:margin-bottom="0in" loext:contextual-spacing="false" fo:text-align="justify" style:justify-single-word="false"/>
      <style:text-properties officeooo:paragraph-rsid="004c6ff7"/>
    </style:style>
    <style:style style:name="P29" style:family="paragraph" style:parent-style-name="Text_20_body">
      <style:paragraph-properties fo:margin-top="0in" fo:margin-bottom="0in" loext:contextual-spacing="false" fo:text-align="justify" style:justify-single-word="false"/>
      <style:text-properties officeooo:paragraph-rsid="003f93e0"/>
    </style:style>
    <style:style style:name="P30" style:family="paragraph" style:parent-style-name="Text_20_body">
      <style:paragraph-properties fo:margin-top="0in" fo:margin-bottom="0in" loext:contextual-spacing="false" fo:text-align="justify" style:justify-single-word="false"/>
      <style:text-properties officeooo:paragraph-rsid="0060b467"/>
    </style:style>
    <style:style style:name="P31" style:family="paragraph" style:parent-style-name="Text_20_body">
      <style:paragraph-properties fo:margin-top="0in" fo:margin-bottom="0in" loext:contextual-spacing="false" fo:text-align="justify" style:justify-single-word="false"/>
      <style:text-properties officeooo:rsid="006072f4" officeooo:paragraph-rsid="006072f4"/>
    </style:style>
    <style:style style:name="P32" style:family="paragraph" style:parent-style-name="Text_20_body">
      <style:paragraph-properties fo:margin-top="0in" fo:margin-bottom="0in" loext:contextual-spacing="false" fo:text-align="justify" style:justify-single-word="false"/>
      <style:text-properties officeooo:rsid="003762b8" officeooo:paragraph-rsid="0063791d"/>
    </style:style>
    <style:style style:name="P33" style:family="paragraph" style:parent-style-name="Text_20_body">
      <style:paragraph-properties fo:margin-top="0in" fo:margin-bottom="0in" loext:contextual-spacing="false" fo:text-align="justify" style:justify-single-word="false"/>
      <style:text-properties officeooo:rsid="0065c2a5" officeooo:paragraph-rsid="0065c2a5"/>
    </style:style>
    <style:style style:name="P34" style:family="paragraph" style:parent-style-name="Text_20_body">
      <style:paragraph-properties fo:margin-top="0in" fo:margin-bottom="0in" loext:contextual-spacing="false" fo:text-align="justify" style:justify-single-word="false"/>
      <style:text-properties officeooo:rsid="006806e1" officeooo:paragraph-rsid="006806e1"/>
    </style:style>
    <style:style style:name="P35" style:family="paragraph" style:parent-style-name="Text_20_body">
      <style:paragraph-properties fo:margin-left="0in" fo:margin-right="0.0402in" fo:text-indent="0in" style:auto-text-indent="false"/>
    </style:style>
    <style:style style:name="P36" style:family="paragraph" style:parent-style-name="Text_20_body">
      <style:paragraph-properties fo:margin-left="0in" fo:margin-right="0.0402in" fo:text-indent="0in" style:auto-text-indent="false"/>
      <style:text-properties officeooo:paragraph-rsid="00338363"/>
    </style:style>
    <style:style style:name="P37" style:family="paragraph" style:parent-style-name="Text_20_body">
      <style:paragraph-properties fo:margin-left="0in" fo:margin-right="0.0402in" fo:margin-top="0in" fo:margin-bottom="0in" loext:contextual-spacing="false" fo:text-align="justify" style:justify-single-word="false" fo:text-indent="0in" style:auto-text-indent="false"/>
      <style:text-properties officeooo:paragraph-rsid="0056f46b"/>
    </style:style>
    <style:style style:name="P38" style:family="paragraph" style:parent-style-name="Text_20_body">
      <style:paragraph-properties fo:margin-left="0in" fo:margin-right="0.0402in" fo:margin-top="0in" fo:margin-bottom="0in" loext:contextual-spacing="false" fo:text-align="justify" style:justify-single-word="false" fo:text-indent="0in" style:auto-text-indent="false"/>
      <style:text-properties officeooo:rsid="0058ab4f" officeooo:paragraph-rsid="0058ab4f"/>
    </style:style>
    <style:style style:name="P39" style:family="paragraph" style:parent-style-name="Text_20_body">
      <style:paragraph-properties fo:margin-left="0in" fo:margin-right="0.0402in" fo:margin-top="0in" fo:margin-bottom="0in" loext:contextual-spacing="false" fo:text-align="justify" style:justify-single-word="false" fo:text-indent="0in" style:auto-text-indent="false"/>
      <style:text-properties officeooo:rsid="0058ab4f" officeooo:paragraph-rsid="005a73a2"/>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P42" style:family="paragraph" style:parent-style-name="Contents_20_4">
      <style:paragraph-properties>
        <style:tab-stops>
          <style:tab-stop style:position="6.3354in" style:type="right" style:leader-style="dotted" style:leader-text="."/>
        </style:tab-stops>
      </style:paragraph-properties>
    </style:style>
    <style:style style:name="P43" style:family="paragraph" style:parent-style-name="Table_20_Contents">
      <style:text-properties style:font-name="Liberation Serif" officeooo:rsid="006806e1" officeooo:paragraph-rsid="006806e1"/>
    </style:style>
    <style:style style:name="P44" style:family="paragraph" style:parent-style-name="Table_20_Contents">
      <style:text-properties style:font-name="Liberation Serif" officeooo:rsid="006a0768" officeooo:paragraph-rsid="006a0768"/>
    </style:style>
    <style:style style:name="P45" style:family="paragraph" style:parent-style-name="Table_20_Contents">
      <style:text-properties style:font-name="Liberation Serif" officeooo:rsid="006a2987" officeooo:paragraph-rsid="006a2987"/>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Contents_20_4">
      <style:paragraph-properties>
        <style:tab-stops>
          <style:tab-stop style:position="6.3354in" style:type="right" style:leader-style="dotted" style:leader-text="."/>
        </style:tab-stops>
      </style:paragraph-properties>
    </style:style>
    <style:style style:name="P49" style:family="paragraph" style:parent-style-name="Heading_20_4">
      <style:paragraph-properties fo:text-align="justify" style:justify-single-word="false"/>
      <style:text-properties officeooo:paragraph-rsid="001cba0c"/>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paragraph-properties fo:margin-top="0in" fo:margin-bottom="0in" loext:contextual-spacing="false" fo:text-align="justify" style:justify-single-word="false"/>
      <style:text-properties style:font-name="Liberation Serif" officeooo:rsid="006072f4" officeooo:paragraph-rsid="006072f4"/>
    </style:style>
    <style:style style:name="P53" style:family="paragraph" style:parent-style-name="Text_20_body">
      <style:paragraph-properties fo:margin-top="0in" fo:margin-bottom="0in" loext:contextual-spacing="false" fo:text-align="justify" style:justify-single-word="false"/>
      <style:text-properties style:font-name="Liberation Serif" officeooo:rsid="0060b467" officeooo:paragraph-rsid="0060b467"/>
    </style:style>
    <style:style style:name="P54" style:family="paragraph" style:parent-style-name="Text_20_body">
      <style:paragraph-properties fo:margin-top="0in" fo:margin-bottom="0in" loext:contextual-spacing="false" fo:text-align="justify" style:justify-single-word="false"/>
      <style:text-properties style:font-name="Liberation Serif" officeooo:rsid="0061cc06" officeooo:paragraph-rsid="0061cc06"/>
    </style:style>
    <style:style style:name="P55" style:family="paragraph" style:parent-style-name="Text_20_body">
      <style:paragraph-properties fo:margin-top="0in" fo:margin-bottom="0in" loext:contextual-spacing="false" fo:text-align="justify" style:justify-single-word="false"/>
      <style:text-properties style:font-name="Liberation Serif" officeooo:rsid="0065c2a5" officeooo:paragraph-rsid="0065c2a5"/>
    </style:style>
    <style:style style:name="P56" style:family="paragraph" style:parent-style-name="Text_20_body" style:list-style-name="L3">
      <style:paragraph-properties fo:margin-top="0in" fo:margin-bottom="0in" loext:contextual-spacing="false" fo:text-align="justify" style:justify-single-word="false"/>
      <style:text-properties style:font-name="Liberation Serif" officeooo:rsid="003cd7e8" officeooo:paragraph-rsid="003f93e0"/>
    </style:style>
    <style:style style:name="P57" style:family="paragraph" style:parent-style-name="Text_20_body">
      <style:paragraph-properties fo:margin-top="0in" fo:margin-bottom="0in" loext:contextual-spacing="false" fo:text-align="justify" style:justify-single-word="false"/>
      <style:text-properties style:font-name="Liberation Serif" officeooo:rsid="004ada45" officeooo:paragraph-rsid="004ada45"/>
    </style:style>
    <style:style style:name="P58" style:family="paragraph" style:parent-style-name="Text_20_body">
      <style:paragraph-properties fo:margin-top="0in" fo:margin-bottom="0in" loext:contextual-spacing="false" fo:text-align="justify" style:justify-single-word="false"/>
      <style:text-properties style:font-name="Liberation Serif" officeooo:rsid="005bd40d" officeooo:paragraph-rsid="005bd40d"/>
    </style:style>
    <style:style style:name="P59" style:family="paragraph" style:parent-style-name="Text_20_body" style:list-style-name="L3">
      <style:paragraph-properties fo:margin-top="0in" fo:margin-bottom="0in" loext:contextual-spacing="false"/>
      <style:text-properties officeooo:paragraph-rsid="003f93e0"/>
    </style:style>
    <style:style style:name="P60" style:family="paragraph" style:parent-style-name="Text_20_body">
      <style:paragraph-properties fo:margin-left="0in" fo:margin-right="0.0402in" fo:margin-top="0in" fo:margin-bottom="0in" loext:contextual-spacing="false" fo:text-align="justify" style:justify-single-word="false" fo:text-indent="0in" style:auto-text-indent="false"/>
      <style:text-properties style:font-name="Liberation Serif" officeooo:rsid="0055cf1f" officeooo:paragraph-rsid="0055cf1f"/>
    </style:style>
    <style:style style:name="P61" style:family="paragraph" style:parent-style-name="Text_20_body">
      <style:paragraph-properties fo:margin-left="0in" fo:margin-right="0.0402in" fo:margin-top="0in" fo:margin-bottom="0in" loext:contextual-spacing="false" fo:text-align="justify" style:justify-single-word="false" fo:text-indent="0in" style:auto-text-indent="false"/>
      <style:text-properties style:font-name="Liberation Serif" officeooo:rsid="0058ab4f" officeooo:paragraph-rsid="0058ab4f"/>
    </style:style>
    <style:style style:name="T1" style:family="text">
      <style:text-properties officeooo:rsid="0006258b"/>
    </style:style>
    <style:style style:name="T2" style:family="text">
      <style:text-properties officeooo:rsid="0035fc40"/>
    </style:style>
    <style:style style:name="T3" style:family="text">
      <style:text-properties officeooo:rsid="0029cb98"/>
    </style:style>
    <style:style style:name="T4" style:family="text">
      <style:text-properties officeooo:rsid="00072b86"/>
    </style:style>
    <style:style style:name="T5" style:family="text">
      <style:text-properties officeooo:rsid="0008629a"/>
    </style:style>
    <style:style style:name="T6" style:family="text">
      <style:text-properties officeooo:rsid="00092c1f"/>
    </style:style>
    <style:style style:name="T7" style:family="text">
      <style:text-properties officeooo:rsid="000afb6b"/>
    </style:style>
    <style:style style:name="T8" style:family="text">
      <style:text-properties officeooo:rsid="00141797"/>
    </style:style>
    <style:style style:name="T9" style:family="text">
      <style:text-properties officeooo:rsid="0015dffa"/>
    </style:style>
    <style:style style:name="T10" style:family="text">
      <style:text-properties officeooo:rsid="0017b853"/>
    </style:style>
    <style:style style:name="T11" style:family="text">
      <style:text-properties officeooo:rsid="0017fab1"/>
    </style:style>
    <style:style style:name="T12" style:family="text">
      <style:text-properties officeooo:rsid="0019041c"/>
    </style:style>
    <style:style style:name="T13" style:family="text">
      <style:text-properties officeooo:rsid="001aca84"/>
    </style:style>
    <style:style style:name="T14" style:family="text">
      <style:text-properties officeooo:rsid="001bb0f8"/>
    </style:style>
    <style:style style:name="T15" style:family="text">
      <style:text-properties officeooo:rsid="001cba0c"/>
    </style:style>
    <style:style style:name="T16" style:family="text">
      <style:text-properties style:font-name="Liberation Sans" fo:font-size="13.3000001907349pt" fo:font-style="italic" fo:font-weight="bold" officeooo:rsid="001cba0c"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7" style:family="text">
      <style:text-properties officeooo:rsid="001ea69b"/>
    </style:style>
    <style:style style:name="T18" style:family="text">
      <style:text-properties officeooo:rsid="0022239d"/>
    </style:style>
    <style:style style:name="T19" style:family="text">
      <style:text-properties officeooo:rsid="00258913"/>
    </style:style>
    <style:style style:name="T20" style:family="text">
      <style:text-properties style:font-name="Liberation Serif"/>
    </style:style>
    <style:style style:name="T21" style:family="text">
      <style:text-properties style:font-name="Liberation Serif" officeooo:rsid="00258913"/>
    </style:style>
    <style:style style:name="T22" style:family="text">
      <style:text-properties style:font-name="Liberation Serif" officeooo:rsid="003cd7e8"/>
    </style:style>
    <style:style style:name="T23" style:family="text">
      <style:text-properties style:font-name="Liberation Serif" fo:font-weight="normal" officeooo:rsid="0049268e" style:font-weight-asian="normal" style:font-weight-complex="normal"/>
    </style:style>
    <style:style style:name="T24" style:family="text">
      <style:text-properties style:font-name="Liberation Serif" officeooo:rsid="0049268e"/>
    </style:style>
    <style:style style:name="T25" style:family="text">
      <style:text-properties style:font-name="Liberation Serif" officeooo:rsid="004ada45"/>
    </style:style>
    <style:style style:name="T26" style:family="text">
      <style:text-properties style:font-name="Liberation Serif" officeooo:rsid="004c6ff7"/>
    </style:style>
    <style:style style:name="T27" style:family="text">
      <style:text-properties style:font-name="Liberation Serif" fo:font-weight="bold" officeooo:rsid="00544ac7" style:font-weight-asian="bold" style:font-weight-complex="bold"/>
    </style:style>
    <style:style style:name="T28" style:family="text">
      <style:text-properties style:font-name="Liberation Serif" officeooo:rsid="0055cf1f"/>
    </style:style>
    <style:style style:name="T29" style:family="text">
      <style:text-properties style:font-name="Liberation Serif" officeooo:rsid="005817df"/>
    </style:style>
    <style:style style:name="T30" style:family="text">
      <style:text-properties style:font-name="Liberation Serif" officeooo:rsid="0056f46b"/>
    </style:style>
    <style:style style:name="T31" style:family="text">
      <style:text-properties style:font-name="Liberation Serif" officeooo:rsid="005a73a2"/>
    </style:style>
    <style:style style:name="T32" style:family="text">
      <style:text-properties style:font-name="Liberation Serif" officeooo:rsid="003f93e0"/>
    </style:style>
    <style:style style:name="T33" style:family="text">
      <style:text-properties style:font-name="Liberation Serif" officeooo:rsid="00403563"/>
    </style:style>
    <style:style style:name="T34" style:family="text">
      <style:text-properties style:font-name="Liberation Serif" officeooo:rsid="006072f4"/>
    </style:style>
    <style:style style:name="T35" style:family="text">
      <style:text-properties style:font-name="Liberation Serif" officeooo:rsid="004dff00"/>
    </style:style>
    <style:style style:name="T36" style:family="text">
      <style:text-properties style:font-name="Liberation Serif" officeooo:rsid="0060b467"/>
    </style:style>
    <style:style style:name="T37" style:family="text">
      <style:text-properties style:font-name="Liberation Serif" officeooo:rsid="0061cc06"/>
    </style:style>
    <style:style style:name="T38" style:family="text">
      <style:text-properties style:font-name="Liberation Serif" officeooo:rsid="002acca7"/>
    </style:style>
    <style:style style:name="T39" style:family="text">
      <style:text-properties style:font-name="Liberation Serif" officeooo:rsid="00681a44"/>
    </style:style>
    <style:style style:name="T40" style:family="text">
      <style:text-properties officeooo:rsid="002ea1cc"/>
    </style:style>
    <style:style style:name="T41" style:family="text">
      <style:text-properties officeooo:rsid="0019ec7d"/>
    </style:style>
    <style:style style:name="T42" style:family="text">
      <style:text-properties officeooo:rsid="001a7e84"/>
    </style:style>
    <style:style style:name="T43" style:family="text">
      <style:text-properties officeooo:rsid="00338363"/>
    </style:style>
    <style:style style:name="T44" style:family="text">
      <style:text-properties officeooo:rsid="001f2acb"/>
    </style:style>
    <style:style style:name="T45" style:family="text">
      <style:text-properties officeooo:rsid="00233239"/>
    </style:style>
    <style:style style:name="T46" style:family="text">
      <style:text-properties officeooo:rsid="003a0a5c"/>
    </style:style>
    <style:style style:name="T47" style:family="text">
      <style:text-properties fo:font-size="32pt" fo:font-weight="bold" officeooo:rsid="003a0a5c" style:font-size-asian="32pt" style:font-weight-asian="bold" style:font-size-complex="32pt" style:font-weight-complex="bold"/>
    </style:style>
    <style:style style:name="T48" style:family="text">
      <style:text-properties fo:font-size="32pt" fo:font-weight="bold" officeooo:rsid="0001e959" style:font-size-asian="32pt" style:font-weight-asian="bold" style:font-size-complex="32pt" style:font-weight-complex="bold"/>
    </style:style>
    <style:style style:name="T49" style:family="text">
      <style:text-properties officeooo:rsid="003f93e0"/>
    </style:style>
    <style:style style:name="T50" style:family="text">
      <style:text-properties officeooo:rsid="004622a5"/>
    </style:style>
    <style:style style:name="T51" style:family="text">
      <style:text-properties officeooo:rsid="0049268e"/>
    </style:style>
    <style:style style:name="T52" style:family="text">
      <style:text-properties fo:font-weight="normal" style:font-weight-asian="normal" style:font-weight-complex="normal"/>
    </style:style>
    <style:style style:name="T53" style:family="text">
      <style:text-properties fo:font-weight="normal" officeooo:rsid="003cd7e8" style:font-weight-asian="normal" style:font-weight-complex="normal"/>
    </style:style>
    <style:style style:name="T54" style:family="text">
      <style:text-properties fo:font-weight="normal" officeooo:rsid="0049268e" style:font-weight-asian="normal" style:font-weight-complex="normal"/>
    </style:style>
    <style:style style:name="T55" style:family="text">
      <style:text-properties fo:font-weight="normal" officeooo:rsid="005dcced" style:font-weight-asian="normal" style:font-weight-complex="normal"/>
    </style:style>
    <style:style style:name="T56" style:family="text">
      <style:text-properties fo:font-weight="normal" officeooo:rsid="005f80f8" style:font-weight-asian="normal" style:font-weight-complex="normal"/>
    </style:style>
    <style:style style:name="T57" style:family="text">
      <style:text-properties officeooo:rsid="00535e1b"/>
    </style:style>
    <style:style style:name="T58" style:family="text">
      <style:text-properties officeooo:rsid="005dcced"/>
    </style:style>
    <style:style style:name="T59" style:family="text">
      <style:text-properties officeooo:rsid="0061cc0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57">3</text:span>.0<text:span text:style-name="T10">3</text:span>.2021</text:p>
      <text:p text:style-name="P5"/>
      <text:p text:style-name="P5"/>
      <text:p text:style-name="P8">IBM Data Science Professional Certificate</text:p>
      <text:p text:style-name="P8">Applied Data Science Capstone</text:p>
      <text:p text:style-name="P5"/>
      <text:p text:style-name="P5"/>
      <text:p text:style-name="P7"/>
      <text:p text:style-name="P10"><text:span text:style-name="T47">Estimation of the</text:span><text:span text:style-name="T48"> best location <text:s/></text:span></text:p>
      <text:p text:style-name="P6">for opening a new hotel <text:span text:style-name="T46">in Alberta</text:span></text:p>
      <text:p text:style-name="P5"/>
      <text:p text:style-name="P5"/>
      <text:p text:style-name="P5"/>
      <text:p text:style-name="P5"/>
      <text:p text:style-name="P5"/>
      <text:p text:style-name="P5"/>
      <text:p text:style-name="P4">Yekatsiaryna Pshanichnaya-Kosowska</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6"><text:a xlink:type="simple" xlink:href="#__RefHeading___Toc361_439991835" text:style-name="Index_20_Link" text:visited-style-name="Index_20_Link">1. Introduction<text:tab/>2</text:a></text:p>
          <text:p text:style-name="P47"><text:a xlink:type="simple" xlink:href="#__RefHeading___Toc366_439991835" text:style-name="Index_20_Link" text:visited-style-name="Index_20_Link">1.1. Background<text:tab/>2</text:a></text:p>
          <text:p text:style-name="P47"><text:a xlink:type="simple" xlink:href="#__RefHeading___Toc368_439991835" text:style-name="Index_20_Link" text:visited-style-name="Index_20_Link">1.2. Problem<text:tab/>3</text:a></text:p>
          <text:p text:style-name="P47"><text:a xlink:type="simple" xlink:href="#__RefHeading___Toc370_439991835" text:style-name="Index_20_Link" text:visited-style-name="Index_20_Link">1.3. Interest<text:tab/>3</text:a></text:p>
          <text:p text:style-name="P46"><text:a xlink:type="simple" xlink:href="#__RefHeading___Toc181_3582246825" text:style-name="Index_20_Link" text:visited-style-name="Index_20_Link">2. Data acquisition and cleaning<text:tab/>3</text:a></text:p>
          <text:p text:style-name="P47"><text:a xlink:type="simple" xlink:href="#__RefHeading___Toc230_3747134889" text:style-name="Index_20_Link" text:visited-style-name="Index_20_Link">2.1. Data sources<text:tab/>3</text:a></text:p>
          <text:p text:style-name="P47"><text:a xlink:type="simple" xlink:href="#__RefHeading___Toc232_3747134889" text:style-name="Index_20_Link" text:visited-style-name="Index_20_Link">2.2. Data preparation and cleaning<text:tab/>4</text:a></text:p>
          <text:p text:style-name="P48"><text:a xlink:type="simple" xlink:href="#__RefHeading___Toc234_3747134889" text:style-name="Index_20_Link" text:visited-style-name="Index_20_Link">2.2.1. Data retrieved from the Wikipedia table<text:tab/>4</text:a></text:p>
          <text:p text:style-name="P48"><text:a xlink:type="simple" xlink:href="#__RefHeading___Toc236_3747134889" text:style-name="Index_20_Link" text:visited-style-name="Index_20_Link">2.2.2. Data </text:a><text:a xlink:type="simple" xlink:href="#__RefHeading___Toc236_3747134889" text:style-name="Index_20_Link" text:visited-style-name="Index_20_Link">received with Foresquare API</text:a><text:a xlink:type="simple" xlink:href="#__RefHeading___Toc236_3747134889" text:style-name="Index_20_Link" text:visited-style-name="Index_20_Link"><text:tab/>5</text:a></text:p>
          <text:p text:style-name="P48"><text:a xlink:type="simple" xlink:href="#__RefHeading___Toc433_3377578981" text:style-name="Index_20_Link" text:visited-style-name="Index_20_Link">2.2.3. Information collected from the annual report of CBRE Hotels - Alberta Hotel &amp; Lodgin Association Accommodation Outlook 2019<text:tab/>5</text:a></text:p>
          <text:p text:style-name="P47"><text:a xlink:type="simple" xlink:href="#__RefHeading___Toc238_3747134889" text:style-name="Index_20_Link" text:visited-style-name="Index_20_Link">2.3. Feature selection<text:tab/>5</text:a></text:p>
          <text:p text:style-name="P46"><text:a xlink:type="simple" xlink:href="#__RefHeading___Toc435_3377578981" text:style-name="Index_20_Link" text:visited-style-name="Index_20_Link">3. Methodology<text:tab/>5</text:a></text:p>
          <text:p text:style-name="P47"><text:a xlink:type="simple" xlink:href="#__RefHeading___Toc841_256730008" text:style-name="Index_20_Link" text:visited-style-name="Index_20_Link">3.1. kMeans clustering algorithm with Python<text:tab/>6</text:a></text:p>
          <text:p text:style-name="P47"><text:a xlink:type="simple" xlink:href="#__RefHeading___Toc843_256730008" text:style-name="Index_20_Link" text:visited-style-name="Index_20_Link">3.2 Data visualisation with Python<text:tab/>6</text:a></text:p>
          <text:p text:style-name="P47"><text:a xlink:type="simple" xlink:href="#__RefHeading___Toc845_256730008" text:style-name="Index_20_Link" text:visited-style-name="Index_20_Link">3.3. Analysis of the statistical data related to the chosen neighbourhoods<text:tab/>6</text:a></text:p>
          <text:p text:style-name="P46"><text:a xlink:type="simple" xlink:href="#__RefHeading___Toc437_3377578981" text:style-name="Index_20_Link" text:visited-style-name="Index_20_Link">4. Results<text:tab/>7</text:a></text:p>
          <text:p text:style-name="P46"><text:a xlink:type="simple" xlink:href="#__RefHeading___Toc439_3377578981" text:style-name="Index_20_Link" text:visited-style-name="Index_20_Link">5. Discussion<text:tab/>7</text:a></text:p>
          <text:p text:style-name="P47"><text:a xlink:type="simple" xlink:href="#__RefHeading___Toc441_3377578981" text:style-name="Index_20_Link" text:visited-style-name="Index_20_Link">5.1 Edmonton<text:tab/>8</text:a></text:p>
          <text:p text:style-name="P47"><text:a xlink:type="simple" xlink:href="#__RefHeading___Toc443_3377578981" text:style-name="Index_20_Link" text:visited-style-name="Index_20_Link">5.2 Calgary<text:tab/>8</text:a></text:p>
          <text:p text:style-name="P47"><text:a xlink:type="simple" xlink:href="#__RefHeading___Toc449_3377578981" text:style-name="Index_20_Link" text:visited-style-name="Index_20_Link">5.3 Edmonton and Calgary – comparison<text:tab/>9</text:a></text:p>
          <text:p text:style-name="P46"><text:a xlink:type="simple" xlink:href="#__RefHeading___Toc445_3377578981" text:style-name="Index_20_Link" text:visited-style-name="Index_20_Link">6. Conclusion<text:tab/>9</text:a></text:p>
        </text:index-body>
      </text:table-of-content>
      <text:p text:style-name="P9"/>
      <text:p text:style-name="P1"/>
      <text:h text:style-name="Heading_20_2" text:outline-level="2"><text:bookmark-start text:name="__RefHeading___Toc361_439991835"/>1. Introduction<text:bookmark-end text:name="__RefHeading___Toc361_439991835"/></text:h>
      <text:h text:style-name="Heading_20_3" text:outline-level="3"><text:bookmark-start text:name="__RefHeading___Toc366_439991835"/>1.1. Background<text:bookmark-end text:name="__RefHeading___Toc366_439991835"/></text:h>
      <text:p text:style-name="P11">Alberta is one of the three largest provinces of Canada is a crucial region of the country for tourism. A great part of the Rocky Mountains which is one of the most popular Canadian natural sights is located in Alberta. Such picturesque places as Banff National Park with its iconic Lake Louise, Jasper National Park and Waterton Lakes National Park are some of the <text:span text:style-name="T1">most popular tourist destinations in entire North America.</text:span></text:p>
      <text:p text:style-name="P12">Alberta is also a significant cultural location in Canada offering a variety of tourist attractions such as historical sights, galleries, museums and zoos to its visitors. </text:p>
      <text:p text:style-name="Text_20_body"><text:soft-page-break/>Due to these features, Alberta is an auspicious place for hotel industry, however, not all of the cities or towns are equally good for opening a new hotel. <text:span text:style-name="T4">Large cities are especially appealing to the majority of tourists due to many factors including a variety of places of interest and advanced transport communication including city transportation and means of transport connecting the city with foreign countries. For that reason, the current project is focusing on two greatest cities of Alberta – Edmonton and C</text:span><text:span text:style-name="T5">a</text:span><text:span text:style-name="T4">lgary.</text:span></text:p>
      <text:p text:style-name="Text_20_body">While Edmonton is an official capital of Alberta, Calgary is currently the largest city in this province. Taking into consideration these facts, one can expect these cities to be of particular economical and cultural significance and thus, auspicious for opening a new hotel. </text:p>
      <text:h text:style-name="Heading_20_3" text:outline-level="3"><text:bookmark-start text:name="__RefHeading___Toc368_439991835"/>1.2. Problem<text:bookmark-end text:name="__RefHeading___Toc368_439991835"/></text:h>
      <text:p text:style-name="Text_20_body">Both Edmonton and Calgary are potentially auspicious cities for starting hotel business, yet, obviously, the success of such enterprise will differ depending on the choice of a neighbourhood. Furthermore, even though there are many similar features between Edmonton and Calgary such as location or population, their attractiveness to tourists is still not the same. Choosing th<text:span text:style-name="T7">e</text:span> best neighbourhoods in each of these cities for opening a new hotel is a major goal of the current project. In addition to it, the project will also compare the best neighbourhoods from different cities to each other in order to help investors to decide which city is the best for starting their enterprise.</text:p>
      <text:p text:style-name="P17"><text:span text:style-name="T6">In this particular project, t</text:span>he major factor deciding whether a location is suitable for a new hotel which I took into consideration is the amount of tourist attractions such as historical sights, art galleries, concert halls, sports stadiums, bars, pubs, restaurants, shopping malls and parks. Other crucial factor <text:span text:style-name="T41">is</text:span> the amount of hotels in the neighbourhood.</text:p>
      <text:p text:style-name="P14">Finally, I also paid attention to the <text:span text:style-name="T41">current condition of the areas in which the most auspicious neighbourhoods for hotel business are located. This condition </text:span><text:span text:style-name="T42">is related to already existing accommodation facilities and</text:span><text:span text:style-name="T41"> was estimated with the help of such parameters as Occ (occupation), RevPAR (Revenue per Available Room) and ADR (Average Daily Rate). </text:span></text:p>
      <text:h text:style-name="Heading_20_3" text:outline-level="3"><text:bookmark-start text:name="__RefHeading___Toc370_439991835"/>1.3. Interest<text:bookmark-end text:name="__RefHeading___Toc370_439991835"/></text:h>
      <text:p text:style-name="Text_20_body">The goal of this project is to estimate the most auspicious locations in Alberta, Canada for opening a new hotel. Thus, the results of the project might interest investors who would like to open a new hotel in the Canadian province of Alberta. </text:p>
      <text:h text:style-name="Heading_20_2" text:outline-level="2"><text:bookmark-start text:name="__RefHeading___Toc181_3582246825"/>2. Data acquisition and cleaning<text:bookmark-end text:name="__RefHeading___Toc181_3582246825"/></text:h>
      <text:h text:style-name="Heading_20_3" text:outline-level="3"><text:bookmark-start text:name="__RefHeading___Toc230_3747134889"/>2.1. Data sources<text:bookmark-end text:name="__RefHeading___Toc230_3747134889"/></text:h>
      <text:p text:style-name="Text_20_body">For this project, three major sources of data were used:</text:p>
      <text:list xml:id="list3540189395" text:style-name="L1">
        <text:list-item>
          <text:p text:style-name="P50">The Wikipedia page containing the <text:a xlink:type="simple" xlink:href="https://en.wikipedia.org/wiki/List_of_postal_codes_of_Canada:_T" text:style-name="Internet_20_link" text:visited-style-name="Visited_20_Internet_20_Link">List of postal codes of Canada: T </text:a><text:s/>table;</text:p>
        </text:list-item>
        <text:list-item>
          <text:p text:style-name="P50">the geospatial data gained with the help of Foresquare;</text:p>
        </text:list-item>
        <text:list-item>
          <text:p text:style-name="P50"><text:soft-page-break/><text:a xlink:type="simple" xlink:href="https://open.alberta.ca/publications/alberta-hotel-lodging-association-accommodation-outlook-2019" text:style-name="Internet_20_link" text:visited-style-name="Visited_20_Internet_20_Link">an annual report of CBRE Hotels - Alberta Hotel &amp; Lodgin Association Accommodation Outlook 2019</text:a>.</text:p>
        </text:list-item>
      </text:list>
      <text:p text:style-name="Text_20_body"><text:span text:style-name="T8">The Wikipedia page was needed for retrieving lists of neighbourhoods in Edmonton and Calgary which also contain postal codes, </text:span><text:span text:style-name="T43">longitudes and latitudes</text:span><text:span text:style-name="T8">. Th</text:span><text:span text:style-name="T43">is information</text:span><text:span text:style-name="T8"> </text:span><text:span text:style-name="T43">was</text:span><text:span text:style-name="T8"> used for </text:span><text:span text:style-name="T43">completing the search for</text:span><text:span text:style-name="T8"> the venues located in these neighbourhoods with the help of Foresq</text:span><text:span text:style-name="T40">u</text:span><text:span text:style-name="T8">are API.</text:span></text:p>
      <text:p text:style-name="P35"><text:span text:style-name="T43">T</text:span>he types of venues located in a particular neighbourhood as well as the frequency of occurrence of these venues will help to understand the potential of each neighbourhood for starting a hotel business. Crucial features needed for this understanding are the number of hotels and hostels as well as the variety of places of interest in the neighbourhoods.</text:p>
      <text:p text:style-name="P36">The report by CBRE Hotels was used for <text:span text:style-name="T9">getting statistical and </text:span>financial <text:span text:style-name="T9">insights into</text:span> the most appealing neighbourhoods in Calgary and Edmonton <text:span text:style-name="T9">for making a final decision on which location is the most auspicious for building a new hotel in Alberta. </text:span><text:span text:style-name="T44">This information is contained in the following parts of the report:</text:span></text:p>
      <text:list xml:id="list3101484324" text:style-name="L2">
        <text:list-item>
          <text:p text:style-name="P51">Calgary Top Line 2018 Performance;</text:p>
        </text:list-item>
        <text:list-item>
          <text:p text:style-name="P51">Calgary Economic Outlook;</text:p>
        </text:list-item>
        <text:list-item>
          <text:p text:style-name="P51">Calgary key performance indicators;</text:p>
        </text:list-item>
        <text:list-item>
          <text:p text:style-name="P51">Calgary accommodation market performance;</text:p>
        </text:list-item>
        <text:list-item>
          <text:p text:style-name="P51">Edmonton Top Line 2018 Performance;</text:p>
        </text:list-item>
        <text:list-item>
          <text:p text:style-name="P51">Edmonton Economic Outlook;</text:p>
        </text:list-item>
        <text:list-item>
          <text:p text:style-name="P51">Edmonton key performance indicators;</text:p>
        </text:list-item>
        <text:list-item>
          <text:p text:style-name="P51">Edmonton accommodation market performance.</text:p>
        </text:list-item>
      </text:list>
      <text:h text:style-name="Heading_20_3" text:outline-level="3"><text:bookmark-start text:name="__RefHeading___Toc232_3747134889"/>2.2. Data <text:span text:style-name="T11">preparation and</text:span> cleaning<text:bookmark-end text:name="__RefHeading___Toc232_3747134889"/></text:h>
      <text:p text:style-name="P13"><text:span text:style-name="T17">Data acquisition in this project was performed in </text:span><text:span text:style-name="T19">three</text:span><text:span text:style-name="T17"> steps, </text:span><text:span text:style-name="T21">however</text:span><text:span text:style-name="T17">, data </text:span><text:span text:style-name="T19">required</text:span><text:span text:style-name="T17"> wrangl</text:span><text:span text:style-name="T19">ing only</text:span><text:span text:style-name="T17"> after </text:span><text:span text:style-name="T21">the first two steps</text:span><text:span text:style-name="T17">. The first step was performed with the help of web scrapping tools which made possible the use of the content of the Wikipedia table in the project. The second step used the data from the Wikipedia table for receiving further information via Foresquare API.</text:span></text:p>
      <text:p text:style-name="P16">The third step was collecting statistical information on accommodation facilities in Edmonton and Calgary from the<text:span text:style-name="T8"> annual report of CBRE Hotels - Alberta Hotel &amp; Lodgin Association Accommodation Outlook 2019.</text:span></text:p>
      <text:h text:style-name="Heading_20_4" text:outline-level="4"><text:bookmark-start text:name="__RefHeading___Toc234_3747134889"/>2.2.1. Data retrieved from the Wikipedia table<text:bookmark-end text:name="__RefHeading___Toc234_3747134889"/></text:h>
      <text:p text:style-name="Text_20_body">After retrieving the lists of neighbourhoods in Edmonton and Calagary with their postal codes, <text:span text:style-name="T13">the respective dataframes were created. The information included into the dataframes included </text:span><text:span text:style-name="T14">postal codes, boroughs, neighbourhoods, longitudes and latitudes.</text:span></text:p>
      <text:p text:style-name="Text_20_body"><text:soft-page-break/><text:span text:style-name="T13">T</text:span>he dataframes created out of the received data were cleaned and prepared for analysis with machine learning tools. </text:p>
      <text:p text:style-name="Text_20_body">The major task regarding the preparation of this information was cleaning it out of missing data which was visible in the dataframes as “Not assigned” strings.</text:p>
      <text:p text:style-name="Text_20_body">Created dataframes also contained data with each entry ending with “\n”. It was essential to get rid of this substring especially in the data regarding longitudes and latitudes which had to be of a numeric type in order to make it possible to use it for retrieving geospatial data with Foresquare API.</text:p>
      <text:h text:style-name="P49" text:outline-level="4"><text:bookmark-start text:name="__RefHeading___Toc236_3747134889"/><text:span text:style-name="T12">2.2.</text:span><text:span text:style-name="T15">2</text:span><text:span text:style-name="T12">. Data </text:span><text:span text:style-name="T16">received with Foresquare API</text:span><text:bookmark-end text:name="__RefHeading___Toc236_3747134889"/></text:h>
      <text:p text:style-name="Text_20_body">The data contained in the dataframes after wrangling was used for visualisation and retrieving information about the most frequent venues located in each of the neighbourhoods in Edmonton and Calgary. <text:span text:style-name="T17">The limit for venues was set to 100.</text:span></text:p>
      <text:p text:style-name="Text_20_body"><text:span text:style-name="T17">New dataframes were created for nearby venues and then the venues were grouped. Thus created dataframes </text:span><text:span text:style-name="T18">were used for creating clusters of similar neighbourhoods in Edmonton and Calgary.</text:span></text:p>
      <text:h text:style-name="Heading_20_4" text:outline-level="4"><text:bookmark-start text:name="__RefHeading___Toc433_3377578981"/>2.2.3. Information collected from <text:s/><text:span text:style-name="T19">the</text:span><text:span text:style-name="T8"> annual report of CBRE Hotels - Alberta Hotel &amp; Lodgin Association Accommodation Outlook 2019</text:span><text:bookmark-end text:name="__RefHeading___Toc433_3377578981"/></text:h>
      <text:p text:style-name="Text_20_body">This information was treated as a reference material for making the final decision about the best location for a new hotel. This statistical information contained such data as Occ, ADR and RevPAR. <text:span text:style-name="T59">The meaning of these metrics will be discussed in details in the part of Methodology used in the project.</text:span></text:p>
      <text:h text:style-name="Heading_20_3" text:outline-level="3"><text:bookmark-start text:name="__RefHeading___Toc238_3747134889"/>2.3. Feature selection<text:bookmark-end text:name="__RefHeading___Toc238_3747134889"/></text:h>
      <text:p text:style-name="Text_20_body">After the first step of the data preparation, the Edmonton dataframe included 38 neighbourhoods with postal codes, longitudes and latitudes. The Calgary dataframe included 34 neighbourhoods with corresponding information about postal codes, longitudes and latitudes.</text:p>
      <text:p text:style-name="Text_20_body">Such features as longitudes and latitudes were used for retrieving the nearby venues via Foresquare API. </text:p>
      <text:p text:style-name="Text_20_body">The second step of data acquisition gave 312 nearby venues for the neighbourhoods of Edmonton of 125 unique types.</text:p>
      <text:p text:style-name="Text_20_body">For Calgary, the API retrieved 341 nearby venues of 119 unique categories.</text:p>
      <text:p text:style-name="Text_20_body">All of this data was used for further analysis after grouping by the types of venues. A crucial feature for the analysis was the frequency of occurrence of a particular <text:s/>type of a venue within a particular neighbourhood. </text:p>
      <text:h text:style-name="Heading_20_2" text:outline-level="2"><text:bookmark-start text:name="__RefHeading___Toc435_3377578981"/><text:span text:style-name="T49">3. </text:span>Methodology<text:bookmark-end text:name="__RefHeading___Toc435_3377578981"/></text:h>
      <text:p text:style-name="P19">Estimation of the best location for a new accommodation tourist facility such as, for example, a hotel or a hostel, is a necessary step before making a final decision for financial investment. <text:span text:style-name="T3">Any business entrepreneur or investor should have a possibility of predicting the most auspicious locations for new </text:span><text:soft-page-break/><text:span text:style-name="T3">tourist accommodation facilities in order to maximise one’s financial profit coming from the business enterprise or at least, to be able to protect one’s own funds against potentially risky investment or enterprise.</text:span></text:p>
      <text:p text:style-name="P21">Simple analysis based on the observations of the locations of the city <text:span text:style-name="T2">performed by humans</text:span> is not enough to solve the problem as it can lead to subjective conclusions. <text:span text:style-name="T2">More accurate estimation can be made with the use of machine learning techniques. </text:span></text:p>
      <text:h text:style-name="Heading_20_3" text:outline-level="3"><text:bookmark-start text:name="__RefHeading___Toc841_256730008"/><text:span text:style-name="T34">3.1. kMeans clustering algorithm </text:span><text:span text:style-name="T36">with Python</text:span><text:bookmark-end text:name="__RefHeading___Toc841_256730008"/></text:h>
      <text:p text:style-name="P52">Data collected with Foresquare API was analysed with kMeans clustering algorithm with a view to grouping the neighbourhoods in Edmonton and Calgary by common features. In such a way clusters were created, in which neighbourhoods with similar frequent venues were located.</text:p>
      <text:p text:style-name="P31"><text:span text:style-name="T20">Thus created clusters were very useful for making observations of the variety of venues available in each of the neighbourhoods in the largest cities of Alberta. </text:span><text:span text:style-name="T36">In order to ignore the neighbourhoods which are already occupied by hostels and hotels, in the case of the largest clusters, a specific Python code was applied for getting the information about the presence of of such neighbourhoods in these clusters.</text:span></text:p>
      <text:p text:style-name="P53">Based on the results of clustering, I was able to easily analyse the offer of particular neighbourhoods and choose three most attractive one for Edmonton and Calgary.</text:p>
      <text:h text:style-name="Heading_20_3" text:outline-level="3"><text:bookmark-start text:name="__RefHeading___Toc843_256730008"/>3.2 <text:s/>Data visualisation with Python<text:bookmark-end text:name="__RefHeading___Toc843_256730008"/></text:h>
      <text:p text:style-name="P30"><text:span text:style-name="T36">In this project, data visualisation had a significant meaning since it was not used exclusively for the sake of general depicting of data. In this case, the maps with clusters were needed for analysing of the location of the chosen neighbourhoods compared to the statistical information available in the CBRE Hotels report. </text:span><text:span text:style-name="T37">The major task of visualisation was answering the question whether the chosen neighbourhoods are located within the areas of Edmonton and Calgary featured by the highest performance in the hospitality business in Alberta in 2018.</text:span></text:p>
      <text:h text:style-name="Heading_20_3" text:outline-level="3"><text:bookmark-start text:name="__RefHeading___Toc845_256730008"/>3.3. Analysis of the statistical data related to the chosen neighbourhoods<text:bookmark-end text:name="__RefHeading___Toc845_256730008"/></text:h>
      <text:p text:style-name="P54">Finally, when it became clear which of the previously chosen neighbourhoods are located in the areas of the highest performance according to the CBRE Hotels report from 2018, it became possible to decrease the number of options and make more precise suggestions for the investors.</text:p>
      <text:p text:style-name="P54">At this step, statistical metrics used in the hospitality industry such as Occ, ADR and RevPAR were used.</text:p>
      <text:p text:style-name="P18">Occ stands for occupancy which is a relation between the amount of rooms in a hotel sold within a specified period of time and the entire number of rooms available in this accommodation facility.</text:p>
      <text:p text:style-name="P15">ADR stands for daily room rate which is <text:span text:style-name="T45">a simple metric describing the average revenues which a hotel is generating by selling a room. Thus, ADR is the result of the division of all of the revenues which were created by a total number of occupied room by a total number of the rooms in the hotel which were occupied during the measured period of time.</text:span></text:p>
      <text:p text:style-name="P15">RevPAR stands for revenue per available room. This is a relation between a complete revenue brought by all of the hotel rooms during a particular period of time and the total of all the room available in that hotel. RevPAR is also a result of multiplying the occupancy rate of a hotel by ADR. </text:p>
      <text:p text:style-name="P32"><text:soft-page-break/><text:span text:style-name="T20">These basic parameters widely used in the hospitality business were very useful for understanding the potential of the top neighbourhoods as well as the cities analysed in the project for the hospitality business, </text:span><text:span text:style-name="T38">however, the project will not provide the investors of a guaranteed result. The analysis can give only a suggestion of a potentially auspicious location.</text:span></text:p>
      <text:h text:style-name="Heading_20_2" text:outline-level="2"><text:bookmark-start text:name="__RefHeading___Toc437_3377578981"/><text:span text:style-name="T49">4. </text:span>Results<text:bookmark-end text:name="__RefHeading___Toc437_3377578981"/></text:h>
      <text:p text:style-name="P33"><text:span text:style-name="T22">T</text:span><text:span text:style-name="T20">he kMeans machine learning algorithm gave 7 clusters for Edmonton and 7clusters for Calgary with different distribution of neighbourhoods. </text:span></text:p>
      <text:p text:style-name="P34"><text:span text:style-name="T20">Table 1 </text:span><text:span text:style-name="T39">The results of clustering</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43">Edmonton</text:p>
          </table:table-cell>
          <table:covered-table-cell/>
          <table:table-cell table:style-name="Table1.C1" table:number-columns-spanned="2" office:value-type="string">
            <text:p text:style-name="P43">Calgary</text:p>
          </table:table-cell>
          <table:covered-table-cell/>
        </table:table-row>
        <table:table-row>
          <table:table-cell table:style-name="Table1.A2" office:value-type="string">
            <text:p text:style-name="P43">Cluster </text:p>
          </table:table-cell>
          <table:table-cell table:style-name="Table1.A2" office:value-type="string">
            <text:p text:style-name="P43">Number </text:p>
            <text:p text:style-name="P43">of neighbourhoods</text:p>
          </table:table-cell>
          <table:table-cell table:style-name="Table1.A2" office:value-type="string">
            <text:p text:style-name="P43">Cluster</text:p>
          </table:table-cell>
          <table:table-cell table:style-name="Table1.D2" office:value-type="string">
            <text:p text:style-name="P43">Number </text:p>
            <text:p text:style-name="P43">of neighbourhoods</text:p>
          </table:table-cell>
        </table:table-row>
        <table:table-row>
          <table:table-cell table:style-name="Table1.A2" office:value-type="string">
            <text:p text:style-name="P43">0E</text:p>
          </table:table-cell>
          <table:table-cell table:style-name="Table1.A2" office:value-type="string">
            <text:p text:style-name="P45">2</text:p>
          </table:table-cell>
          <table:table-cell table:style-name="Table1.A2" office:value-type="string">
            <text:p text:style-name="P43">0C</text:p>
          </table:table-cell>
          <table:table-cell table:style-name="Table1.D2" office:value-type="string">
            <text:p text:style-name="P44">1</text:p>
          </table:table-cell>
        </table:table-row>
        <table:table-row>
          <table:table-cell table:style-name="Table1.A2" office:value-type="string">
            <text:p text:style-name="P43">1E</text:p>
          </table:table-cell>
          <table:table-cell table:style-name="Table1.A2" office:value-type="string">
            <text:p text:style-name="P45">1</text:p>
          </table:table-cell>
          <table:table-cell table:style-name="Table1.A2" office:value-type="string">
            <text:p text:style-name="P43">1C</text:p>
          </table:table-cell>
          <table:table-cell table:style-name="Table1.D2" office:value-type="string">
            <text:p text:style-name="P44">19</text:p>
          </table:table-cell>
        </table:table-row>
        <table:table-row>
          <table:table-cell table:style-name="Table1.A2" office:value-type="string">
            <text:p text:style-name="P43">2E</text:p>
          </table:table-cell>
          <table:table-cell table:style-name="Table1.A2" office:value-type="string">
            <text:p text:style-name="P45">5</text:p>
          </table:table-cell>
          <table:table-cell table:style-name="Table1.A2" office:value-type="string">
            <text:p text:style-name="P43">2C</text:p>
          </table:table-cell>
          <table:table-cell table:style-name="Table1.D2" office:value-type="string">
            <text:p text:style-name="P44">2</text:p>
          </table:table-cell>
        </table:table-row>
        <table:table-row>
          <table:table-cell table:style-name="Table1.A2" office:value-type="string">
            <text:p text:style-name="P43">3E</text:p>
          </table:table-cell>
          <table:table-cell table:style-name="Table1.A2" office:value-type="string">
            <text:p text:style-name="P45">21</text:p>
          </table:table-cell>
          <table:table-cell table:style-name="Table1.A2" office:value-type="string">
            <text:p text:style-name="P43">3C</text:p>
          </table:table-cell>
          <table:table-cell table:style-name="Table1.D2" office:value-type="string">
            <text:p text:style-name="P44">1</text:p>
          </table:table-cell>
        </table:table-row>
        <table:table-row>
          <table:table-cell table:style-name="Table1.A2" office:value-type="string">
            <text:p text:style-name="P43">4E</text:p>
          </table:table-cell>
          <table:table-cell table:style-name="Table1.A2" office:value-type="string">
            <text:p text:style-name="P45">2</text:p>
          </table:table-cell>
          <table:table-cell table:style-name="Table1.A2" office:value-type="string">
            <text:p text:style-name="P43">4C</text:p>
          </table:table-cell>
          <table:table-cell table:style-name="Table1.D2" office:value-type="string">
            <text:p text:style-name="P44">1</text:p>
          </table:table-cell>
        </table:table-row>
        <table:table-row>
          <table:table-cell table:style-name="Table1.A2" office:value-type="string">
            <text:p text:style-name="P43">5E</text:p>
          </table:table-cell>
          <table:table-cell table:style-name="Table1.A2" office:value-type="string">
            <text:p text:style-name="P45">1</text:p>
          </table:table-cell>
          <table:table-cell table:style-name="Table1.A2" office:value-type="string">
            <text:p text:style-name="P43">5C</text:p>
          </table:table-cell>
          <table:table-cell table:style-name="Table1.D2" office:value-type="string">
            <text:p text:style-name="P44">8</text:p>
          </table:table-cell>
        </table:table-row>
        <table:table-row>
          <table:table-cell table:style-name="Table1.A2" office:value-type="string">
            <text:p text:style-name="P43">6E</text:p>
          </table:table-cell>
          <table:table-cell table:style-name="Table1.A2" office:value-type="string">
            <text:p text:style-name="P45">1</text:p>
          </table:table-cell>
          <table:table-cell table:style-name="Table1.A2" office:value-type="string">
            <text:p text:style-name="P43">6C</text:p>
          </table:table-cell>
          <table:table-cell table:style-name="Table1.D2" office:value-type="string">
            <text:p text:style-name="P44">1</text:p>
          </table:table-cell>
        </table:table-row>
      </table:table>
      <text:p text:style-name="P55"/>
      <text:p text:style-name="P29"><text:span text:style-name="T22">Taking into consideration the analysis made above, I found </text:span><text:span text:style-name="Strong_20_Emphasis"><text:span text:style-name="T22">Central Mistatim</text:span></text:span><text:span text:style-name="T22">, </text:span><text:span text:style-name="Strong_20_Emphasis"><text:span text:style-name="T27">North Capilano</text:span></text:span><text:span text:style-name="T22"> and </text:span><text:span text:style-name="Strong_20_Emphasis"><text:span text:style-name="T22">West University, Strathcona Place</text:span></text:span><text:span text:style-name="T22"> to be of the greatest interest to potential investors. All of these neighbourhoods are located in the 2E cluster.</text:span></text:p>
      <text:p text:style-name="P20">Since the goal of this project is choosing three top neighbourhoods for opening a new hotel in Edmonton and Calgary respectively, the final choice for Calgary is:</text:p>
      <text:list xml:id="list734131769" text:style-name="L3">
        <text:list-item>
          <text:p text:style-name="P59"><text:span text:style-name="Strong_20_Emphasis"><text:span text:style-name="T52">Rosscarrock, Westgate, Wildwood, Shaganappi </text:span></text:span>as it is a place full of not only restaurants, but also pubs. Spas located in this area are an additional attraction for tourists; </text:p>
        </text:list-item>
        <text:list-item>
          <text:p text:style-name="P56"><text:span text:style-name="Strong_20_Emphasis"><text:span text:style-name="T52">City Centre, Calgary Tower</text:span></text:span><text:span text:style-name="T52"> </text:span>- this location is itself the centre of the city and it is a place appealing to tourists during daytime and nightime; </text:p>
        </text:list-item>
        <text:list-item>
          <text:p text:style-name="P56"><text:span text:style-name="Strong_20_Emphasis"><text:span text:style-name="T52">Oak Ridge, Haysboro, Kingsland, Kelvin Grove</text:span></text:span><text:span text:style-name="T52"> </text:span>- this neighbourhood offers a mixture of restaurants, pubs as well as shopping facilities. </text:p>
        </text:list-item>
      </text:list>
      <text:h text:style-name="Heading_20_2" text:outline-level="2"><text:bookmark-start text:name="__RefHeading___Toc439_3377578981"/><text:span text:style-name="T49">5. </text:span>Discussion<text:bookmark-end text:name="__RefHeading___Toc439_3377578981"/></text:h>
      <text:p text:style-name="P29"><text:span text:style-name="T32">The results of the </text:span><text:span text:style-name="T33">analysis made with the help of the k</text:span><text:span text:style-name="T34">Means</text:span><text:span text:style-name="T33"> machine learning algorithm were compared with the statistical data reported by CBRE Hotels. </text:span><text:span text:style-name="T35">Based on this comparison, I would like to not only estimate the logic of the results received by the use of the Foresquare API and clustering algorithm, but also to suggest other ideas for investing into the hospitality business in Alberta.</text:span></text:p>
      <text:h text:style-name="Heading_20_3" text:outline-level="3"><text:bookmark-start text:name="__RefHeading___Toc441_3377578981"/><text:soft-page-break/>5.1 Edmonton<text:bookmark-end text:name="__RefHeading___Toc441_3377578981"/></text:h>
      <text:p text:style-name="P60">According to the CBRE report, the areas with the top performance in the hospitality business in 2018 in Edmonton were West Edmonton, Downtown and South/Airport/Sherwood. The comparison to the neighbourhoods collected in the analysis of this project has shown that only Central Mistatim is located in the area of the highest performance which is West Edmonton.</text:p>
      <text:p text:style-name="P37"><text:span text:style-name="T28">W</text:span><text:span text:style-name="T30">est Edmonton is </text:span><text:span text:style-name="T29">featured by the least effective performance of the three top areas on the market of the hospitality business in Edmonton. Its occupancy in 2018 was equal to 54%, ADR was on the level of $121 whereas RevPAR was $65 and this parameter was actually featured by decrease.</text:span></text:p>
      <text:p text:style-name="P38"><text:span text:style-name="T28">E</text:span><text:span text:style-name="T20">ven though West Edmonton is one of the three top locations when it comes to the hospitality business in Edmonton, the decrease in performance should give the investors second thoughts about starting their business here. </text:span><text:span text:style-name="T31">Yet, at the same time, this area was featured by the highest ADR.</text:span></text:p>
      <text:p text:style-name="P61">Possible solutions for this issue can be:</text:p>
      <text:p text:style-name="P61">- comparing this data to Calgary in order to find whether the business of hospitality has more chances for flourishing in this city;</text:p>
      <text:p text:style-name="P39"><text:span text:style-name="T20">- </text:span><text:span text:style-name="T31">switching to the neighbourhoods of <text:s/></text:span><text:span text:style-name="T28">South/Airport/Sherwood </text:span><text:span text:style-name="T31">which is the only area of the three top locations in Edmonton which was featured by the greatest growth in RevPAR.</text:span></text:p>
      <text:h text:style-name="Heading_20_3" text:outline-level="3"><text:bookmark-start text:name="__RefHeading___Toc443_3377578981"/>5.2 Calgary<text:bookmark-end text:name="__RefHeading___Toc443_3377578981"/></text:h>
      <text:p text:style-name="P22">When it comes to Calgary, all of the neighbourhoods chosen with the help of the previous analysis are lying within Downtown/Beltline which is one of the four areas of the city featured by the top performance in the hospitality business in 2018. The area was characterised by the following parameters of the features describing the performance of the hospitality services:</text:p>
      <text:p text:style-name="P22">- Occ = 65%;</text:p>
      <text:p text:style-name="P22">- ADR = $194;</text:p>
      <text:p text:style-name="P22">- RevPAR = $125 (the parameter increased by 6.5% while compared to 2017).</text:p>
      <text:p text:style-name="P22">This area of Calgary had the highest occupancy of hotel rooms in 2018 and had the greatest ADR. The ADR of Downtown/Beltline is greater by approximately 32% than the ADR of <text:span text:style-name="T50">the </text:span>South/Macleod Trail <text:span text:style-name="T50">area which was equal to $132 in 2018.</text:span></text:p>
      <text:p text:style-name="P23">According to this statistical information, all of the three neighbourhoods of Calgary chosen after the machine learning analysis: </text:p>
      <text:p text:style-name="P23"><text:span text:style-name="Strong_20_Emphasis">- </text:span><text:span text:style-name="Strong_20_Emphasis"><text:span text:style-name="T52">Rosscarrock, Westgate, Wildwood, Shaganappi;</text:span></text:span></text:p>
      <text:p text:style-name="P23"><text:span text:style-name="Strong_20_Emphasis"><text:span text:style-name="T52">- </text:span></text:span><text:span text:style-name="Strong_20_Emphasis"><text:span text:style-name="T53">City Centre, Calgary Tower;</text:span></text:span></text:p>
      <text:p text:style-name="P23"><text:span text:style-name="Strong_20_Emphasis"><text:span text:style-name="T53">- Oak Ridge, Haysboro, Kingsland, Kelvin Grove</text:span></text:span></text:p>
      <text:p text:style-name="P23"><text:span text:style-name="Strong_20_Emphasis"><text:span text:style-name="T52">are of significant importance for hospitality business in Alberta.</text:span></text:span></text:p>
      <text:p text:style-name="P27"><text:span text:style-name="Strong_20_Emphasis"><text:span text:style-name="T23">Still, it is crucial to point out another potentially auspicious area for creating new accommodation facilities in Calgary which is </text:span></text:span><text:span text:style-name="T22">South/Macleod Trail. </text:span><text:span text:style-name="T24">According to the statistical data of CBRE Hotels, this area was featured by the second to the highest ADR in Calgary which was equal to $132. What is even more important is the fact the RevPAR which was also second to the greatest being equal to $80 was also featured by significant growth of 17.8%. You can compare this growth to the one of the Downtown/Beltline area which was equal to 6.5%.</text:span></text:p>
      <text:p text:style-name="P57"><text:soft-page-break/>Thus, even though South/Macleod Trail is still not generating thus high revenue as it can be seen in the Downtown/Beltline area of Calgary, this location is definitely becoming more and more popular among tourists who would like to find an accommodation facility here.</text:p>
      <text:p text:style-name="P28"><text:span text:style-name="T25">A</text:span><text:span text:style-name="T26">ccording to the data about the frequent venues received with the help of Foresquare API, there are two neighbourhoods located in the </text:span><text:span text:style-name="T25">South/Macleod Trail </text:span><text:span text:style-name="T26">area and none of them is occupied by hotels and hostels. They are </text:span><text:span text:style-name="T20">Millrise, Somerset, Bridlewood, Evergreen</text:span><text:span text:style-name="T26"> and Douglas Glen, McKenzie Lake, Copperfield. These neighbourhoods have less attractions for tourists if you compare them to the three top neighbourhoods of the Downtown/Beltline area, however, this can be a different direction for investment which is, albeit not thus obvious, can generate large revenue in the long run.</text:span></text:p>
      <text:h text:style-name="Heading_20_3" text:outline-level="3"><text:bookmark-start text:name="__RefHeading___Toc449_3377578981"/><text:span text:style-name="T26">5.</text:span><text:span text:style-name="T20">3 Edmonton and Calgary – comparison</text:span><text:bookmark-end text:name="__RefHeading___Toc449_3377578981"/></text:h>
      <text:p text:style-name="P24">After all the analysis performed in the current project, it becomes obvious that the hospitality business <text:s/>is more advanced in Calgary. </text:p>
      <text:p text:style-name="P24">In this city, more areas are featured by particularly high performance in the hospitality business than in Edmonton. Occupancy of the hotels in this city is higher than in Edmonton and the accommodation venues tend to generate higher revenue. At the same time, the most efficient locations are characterised by growth in RevPAR unlike such locations in Edmonton.</text:p>
      <text:p text:style-name="P24">It is also crucial to point out that all of the three neighbourhoods chosen after the machine learning analysis was completed are lying within the city area with top performance on the market of the hospitality business. In the case of Edmonton, there was only one such neighbourhood among the chosen ones and, in addition to it, the area it is situated in is featured by the decrease in RevPAR.</text:p>
      <text:p text:style-name="P24">Taking into consideration these facts, I would recommend the neighbourhoods of Calgary to the future investors.</text:p>
      <text:h text:style-name="Heading_20_2" text:outline-level="2"><text:bookmark-start text:name="__RefHeading___Toc445_3377578981"/><text:span text:style-name="T49">6. </text:span>Conclusion<text:bookmark-end text:name="__RefHeading___Toc445_3377578981"/></text:h>
      <text:p text:style-name="P24">In this project, I used programming and machine learning techniques such as web scrapping, retrieving geospatial data <text:span text:style-name="T58">a</text:span>s well clustering it in order to understand the potential of Edmonton and Calgary on the market of the hospitality business. The results achieved in such a way were compared to the <text:s/>statistical information provided by CBRE hotels.</text:p>
      <text:p text:style-name="P25">Based on all of <text:s/>scrutinising the data, I would like to recommend such neighbourhoods as <text:span text:style-name="Strong_20_Emphasis"><text:span text:style-name="T51">- </text:span></text:span><text:span text:style-name="Strong_20_Emphasis"><text:span text:style-name="T54">Rosscarrock, Westgate, Wildwood, Shaganappi; </text:span></text:span><text:span text:style-name="Strong_20_Emphasis"><text:span text:style-name="T53">City Centre, Calgary Tower </text:span></text:span><text:span text:style-name="Strong_20_Emphasis"><text:span text:style-name="T52">and</text:span></text:span><text:span text:style-name="Strong_20_Emphasis"><text:span text:style-name="T53"> Oak Ridge, Haysboro, Kingsland, Kelvin Grove </text:span></text:span><text:span text:style-name="Strong_20_Emphasis"><text:span text:style-name="T52">as future locations for new hotels. </text:span></text:span><text:span text:style-name="Strong_20_Emphasis"><text:span text:style-name="T55">All of them are located in Calgary which appears in the results of the project as <text:s/>a more auspicious place for the hospitality business than Edmonton.</text:span></text:span></text:p>
      <text:p text:style-name="P26"><text:span text:style-name="Strong_20_Emphasis"><text:span text:style-name="T55">Still, the methods applied in this projects were not enough for precising a single best location out of the three ones mentioned above. </text:span></text:span><text:span text:style-name="Strong_20_Emphasis"><text:span text:style-name="T56">Other features might be needed for considering in order to choose a single best locatio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0402in" fo:margin-right="0.0402in" fo:margin-top="0.0402in" fo:margin-bottom="0.0402in" loext:contextual-spacing="false" fo:text-align="justify" style:justify-single-word="false" fo:hyphenation-ladder-count="no-limit" fo:text-indent="0in" style:auto-text-indent="false"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Liberation Serif" fo:font-family="'Liberation Serif'" style:font-family-generic="roman" style:font-pitch="variable" officeooo:rsid="0006ed2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2T23:53:15.162305927</meta:creation-date>
    <meta:generator>LibreOffice/6.4.6.2$Linux_X86_64 LibreOffice_project/40$Build-2</meta:generator>
    <dc:date>2021-03-04T10:56:45.651818319</dc:date>
    <meta:editing-duration>PT7H23M39S</meta:editing-duration>
    <meta:editing-cycles>78</meta:editing-cycles>
    <meta:document-statistic meta:table-count="1" meta:image-count="0" meta:object-count="0" meta:page-count="9" meta:paragraph-count="168" meta:word-count="3244" meta:character-count="19999" meta:non-whitespace-character-count="16905"/>
  </office:meta>
</office:document-meta>
</file>